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paragraph-properties fo:margin-top="0in" fo:margin-bottom="0in"/>
    </style:style>
    <style:style style:name="P7" style:family="paragraph" style:parent-style-name="Text_20_body" style:list-style-name="L1">
      <style:paragraph-properties fo:margin-top="0in" fo:margin-bottom="0in"/>
    </style:style>
    <style:style style:name="P8" style:family="paragraph" style:parent-style-name="Text_20_body" style:list-style-name="L1">
      <style:paragraph-properties fo:margin-top="0in" fo:margin-bottom="0in"/>
    </style:style>
    <style:style style:name="P9" style:family="paragraph" style:parent-style-name="Text_20_body" style:list-style-name="L1">
      <style:paragraph-properties fo:margin-top="0in" fo:margin-bottom="0in"/>
    </style:style>
    <style:style style:name="P10" style:family="paragraph" style:parent-style-name="Text_20_body" style:list-style-name="L1">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1">
      <style:paragraph-properties fo:margin-top="0in" fo:margin-bottom="0in"/>
    </style:style>
    <style:style style:name="P13" style:family="paragraph" style:parent-style-name="Text_20_body" style:list-style-name="L1">
      <style:paragraph-properties fo:margin-top="0in" fo:margin-bottom="0in"/>
    </style:style>
    <style:style style:name="P14" style:family="paragraph" style:parent-style-name="Text_20_body" style:list-style-name="L1">
      <style:paragraph-properties fo:margin-top="0in" fo:margin-bottom="0in"/>
    </style:style>
    <style:style style:name="P15" style:family="paragraph" style:parent-style-name="Text_20_body" style:list-style-name="L1">
      <style:paragraph-properties fo:margin-top="0in" fo:margin-bottom="0in"/>
    </style:style>
    <style:style style:name="P16" style:family="paragraph" style:parent-style-name="Text_20_body" style:list-style-name="L1">
      <style:paragraph-properties fo:margin-top="0in" fo:margin-bottom="0in"/>
    </style:style>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left="0.7291in" fo:margin-right="0in" fo:margin-top="0in" fo:margin-bottom="0in" fo:text-indent="0in" style:auto-text-indent="false"/>
    </style:style>
    <style:style style:name="P19" style:family="paragraph" style:parent-style-name="Standard">
      <style:paragraph-properties fo:margin-top="0in" fo:margin-bottom="0.1965in"/>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ur next Leadership Committee meeting Thursday, February 14th (who picked THAT date??!!!).  Here are the items that I came up with for discussion.  If any of you have any other topics, please post them via email to the Leadership group ("Pack 618 Leadership" &lt;<text:a xlink:type="simple" xlink:href="mailto:pack-618-leadership@googlegroups.com" office:target-frame-name="_blank" xlink:show="new">pack-618-leadership@googlegroups.com</text:a>&gt;).<text:line-break/><text:line-break/>February Leadership Committee Agenda</text:p>
      <text:list text:style-name="L1">
        <text:list-item>
          <text:p text:style-name="P2">Call To Order</text:p>
        </text:list-item>
        <text:list-item>
          <text:p text:style-name="P2">Leader's Reports</text:p>
          <text:list>
            <text:list-item>
              <text:p text:style-name="P2">Cubmaster</text:p>
            </text:list-item>
            <text:list-item>
              <text:p text:style-name="P2">Treasurer</text:p>
            </text:list-item>
            <text:list-item>
              <text:p text:style-name="P2">Den Leaders</text:p>
            </text:list-item>
            <text:list-item>
              <text:p text:style-name="P2">B&amp;G Organizers</text:p>
            </text:list-item>
          </text:list>
        </text:list-item>
      </text:list>
      <text:list text:style-name="L2">
        <text:list-item>
          <text:p text:style-name="P18">How much of each item? <text:s/>What specific items should family members bring?</text:p>
        </text:list-item>
      </text:list>
      <text:list text:style-name="L1">
        <text:list-item>
          <text:p text:style-name="P2">Pack meeting - Schedule Of Events </text:p>
          <text:list>
            <text:list-item>
              <text:p text:style-name="P2">Opening - pledge, etc.</text:p>
            </text:list-item>
            <text:list-item>
              <text:p text:style-name="P2">Announcements</text:p>
            </text:list-item>
            <text:list-item>
              <text:p text:style-name="P2">Scout Activities</text:p>
            </text:list-item>
            <text:list-item>
              <text:p text:style-name="P2">Closing</text:p>
            </text:list-item>
          </text:list>
        </text:list-item>
        <text:list-item>
          <text:p text:style-name="P2">Bike Hike.</text:p>
          <text:list>
            <text:list-item>
              <text:p text:style-name="P2">Assign a den to be responsible for this event.  Ask the den leader to ask a parent personally to head this up.  The den leader and others of us could help guide the person who steps up.</text:p>
            </text:list-item>
            <text:list-item>
              <text:p text:style-name="P2">Alternate entry point.  Start out at Lake Elkhorn and take bike path under Broken Land Pkwy and continue on to Savage Mill. </text:p>
            </text:list-item>
          </text:list>
        </text:list-item>
        <text:list-item>
          <text:p text:style-name="P2">Discuss possibility of NOT continuing tradition of taking parents into hallway and trying to hold a parents meeting.  This seems inefficient as not everyone can hear the announcements and takes time away from interacting with the boys. Alternately, could we move it into a quieter place?  Gym?  Possibly use the Google group for announcements just prior to the Pack meeting (the day before) and make ourselves available for parent inquiries. </text:p>
        </text:list-item>
        <text:list-item>
          <text:p text:style-name="P2">Discuss possibility of having den leaders or other committee members ask individual parents to assume responsibility for an upcoming activity.  The bike-hike is one such event.  We would give them guidance, perhaps even writing up a "How-To" manual tailored to the event.  Personally asking an individual to take on a responsibility would perhaps be more effective than a general cattle-call. </text:p>
        </text:list-item>
        <text:list-item>
          <text:p text:style-name="P1">Discuss finding a new Charter Organization Rep.  Has to live within CA-assessed property in the Hickory Ridge Village. There is a form to sign between the new COR and Hickory Ridge Village Association, our charter organization.  The COR has to sign all adult applications prior to submittal to council.  In the event that nobody can do this, could we charter with Clemens Crossing instea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en Ross</meta:initial-creator>
    <meta:creation-date>2008-02-14T06:32:38</meta:creation-date>
    <dc:creator>Ken Ross</dc:creator>
    <dc:date>2008-02-14T06:39:10</dc:date>
    <meta:editing-cycles>1</meta:editing-cycles>
    <meta:editing-duration>PT6M32S</meta:editing-duration>
    <meta:user-defined meta:name="Info 1"/>
    <meta:user-defined meta:name="Info 2"/>
    <meta:user-defined meta:name="Info 3"/>
    <meta:user-defined meta:name="Info 4"/>
    <meta:document-statistic meta:table-count="0" meta:image-count="0" meta:object-count="0" meta:page-count="1" meta:paragraph-count="19" meta:word-count="346" meta:character-count="2116"/>
  </office:meta>
</office:document-meta>
</file>